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2.587cm" table:align="margins"/>
    </style:style>
    <style:style style:name="Table1.A" style:family="table-column">
      <style:table-column-properties style:column-width="11.294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1a1a80"/>
    </style:style>
    <style:style style:name="P3" style:family="paragraph" style:parent-style-name="Standard" style:list-style-name="L2">
      <style:paragraph-properties fo:margin-top="0cm" fo:margin-bottom="0.353cm" style:contextual-spacing="false" fo:line-height="115%"/>
      <style:text-properties officeooo:paragraph-rsid="001a1a80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none" officeooo:rsid="001a1a80" officeooo:paragraph-rsid="001ad3bb" style:font-size-asian="11pt"/>
    </style:style>
    <style:style style:name="P5" style:family="paragraph" style:parent-style-name="Standard" style:list-style-name="L2" style:master-page-name="Standard">
      <style:paragraph-properties fo:margin-top="0cm" fo:margin-bottom="0.353cm" style:contextual-spacing="false" fo:line-height="115%" style:page-number="auto"/>
      <style:text-properties officeooo:rsid="001a1a80" officeooo:paragraph-rsid="001a1a80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1a1a80" style:font-size-asian="11pt"/>
    </style:style>
    <style:style style:name="T3" style:family="text">
      <style:text-properties style:font-name="Calibri" fo:font-size="11pt" fo:language="en" fo:country="none" officeooo:rsid="001ad3bb" style:font-size-asian="11pt"/>
    </style:style>
    <style:style style:name="T4" style:family="text">
      <style:text-properties officeooo:rsid="001ad3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0936544716294692" text:style-name="L2">
        <text:list-header>
          <text:p text:style-name="P5">We had our initial meeting on Tuesday 7/10/14 where we aimed to shead light on some of the problems that our team was not yet experienced in.</text:p>
          <text:p text:style-name="P3"><text:span text:style-name="T1">Cormac </text:span><text:span text:style-name="T2">brady (</text:span><text:span text:style-name="T1">co</text:span><text:span text:style-name="T2">b</text:span><text:span text:style-name="T1">16</text:span><text:span text:style-name="T2">) volunteered to create a git repo for the progect. He is tasked with:</text:span></text:p>
          <text:list>
            <text:list-item>
              <text:p text:style-name="P3"><text:span text:style-name="T1">set</text:span><text:span text:style-name="T2">ing</text:span><text:span text:style-name="T1"> up </text:span><text:span text:style-name="T2">a r</text:span><text:span text:style-name="T1">epository </text:span><text:span text:style-name="T2">and creating it's </text:span><text:span text:style-name="T1">initial structure</text:span></text:p>
            </text:list-item>
            <text:list-item>
              <text:p text:style-name="P3"><text:span text:style-name="T2">doing so by </text:span><text:span text:style-name="T1">friday</text:span></text:p>
            </text:list-item>
            <text:list-item>
              <text:p text:style-name="P3"><text:span text:style-name="T1">booking a room and send detail</text:span><text:span text:style-name="T2">'s</text:span><text:span text:style-name="T1"> to everyone </text:span></text:p>
            </text:list-item>
          </text:list>
        </text:list-header>
      </text:list>
      <text:p text:style-name="P2"/>
      <text:p text:style-name="P4"><text:span text:style-name="T4">T</text:span>he <text:span text:style-name="T4">rest of the group </text:span>at<text:span text:style-name="T4">ten</text:span>ding <text:span text:style-name="T4">was assigned </text:span>research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<text:span text:style-name="T1">zach</text:span></text:p>
          </table:table-cell>
          <table:table-cell table:style-name="Table1.B1" office:value-type="string">
            <text:p text:style-name="P2"><text:span text:style-name="T1">Contact switiching ,restore </text:span><text:span text:style-name="T2">app</text:span><text:span text:style-name="T1"> to/</text:span><text:span text:style-name="T2">from </text:span><text:span text:style-name="T1">running state</text:span></text:p>
          </table:table-cell>
        </table:table-row>
        <table:table-row>
          <table:table-cell table:style-name="Table1.A2" office:value-type="string">
            <text:p text:style-name="P2"><text:span text:style-name="T1">rhys </text:span></text:p>
          </table:table-cell>
          <table:table-cell table:style-name="Table1.B2" office:value-type="string">
            <text:p text:style-name="P2"><text:span text:style-name="T1">DBMS on andriod </text:span></text:p>
            <text:p text:style-name="P2"><text:span text:style-name="T1">DBMS RPSRS (what database there are)</text:span></text:p>
          </table:table-cell>
        </table:table-row>
        <table:table-row>
          <table:table-cell table:style-name="Table1.A2" office:value-type="string">
            <text:p text:style-name="P2"><text:span text:style-name="T1">Scott</text:span></text:p>
          </table:table-cell>
          <table:table-cell table:style-name="Table1.B2" office:value-type="string">
            <text:p text:style-name="P2"><text:span text:style-name="T1">PHP</text:span></text:p>
          </table:table-cell>
        </table:table-row>
        <table:table-row>
          <table:table-cell table:style-name="Table1.A2" office:value-type="string">
            <text:p text:style-name="P2"><text:span text:style-name="T2">H</text:span><text:span text:style-name="T1">enry <text:s/></text:span><text:span text:style-name="T3">and </text:span><text:span text:style-name="T1">Melissa</text:span></text:p>
          </table:table-cell>
          <table:table-cell table:style-name="Table1.B2" office:value-type="string">
            <text:p text:style-name="P2"><text:span text:style-name="T1">HTTP in andriod (how you can generate a request)</text:span></text:p>
          </table:table-cell>
        </table:table-row>
      </table:table>
      <text:p text:style-name="P1"/>
      <text:p text:style-name="P1"><text:span text:style-name="T3">Next </text:span><text:span text:style-name="T1">meeting is on friday 11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9T09:36:53.960781027</dc:date>
    <meta:document-statistic meta:table-count="1" meta:image-count="0" meta:object-count="0" meta:page-count="1" meta:paragraph-count="16" meta:word-count="116" meta:character-count="628" meta:non-whitespace-character-count="529"/>
    <meta:generator>LibreOffice/4.2.6.3$Linux_X86_64 LibreOffice_project/420m0$Build-3</meta:generator>
  </office:meta>
</office:document-meta>
</file>